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RoleAuthorizationInterceptor.preHandle( HttpServletRequest request , HttpServletResponse response , Object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RoleAuthorizationInterceptor.setAuthorizedRoles( String ... authorizedRo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RoleAuthorizationInterceptor.handleNotAuthorized( HttpServletRequest request , HttpServletResponse response , Object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